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宋体1" fo:font-size="8pt" style:font-name-asian="宋体1" style:font-size-asian="8pt" style:font-name-complex="宋体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页-1" draw:style-name="dp1" draw:master-page-name="PM0">
        <draw:g>
          <draw:g>
            <draw:polygon draw:style-name="gr1" draw:text-style-name="P1" draw:layer="layout" svg:width="2.5cm" svg:height="1.5cm" svg:x="9.25cm" svg:y="26.8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26.8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26.83cm">
            <draw:text-box>
              <text:p text:style-name="P3"><text:span text:style-name="T1">规划模块负责人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33.0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33.0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33.03cm">
            <draw:text-box>
              <text:p text:style-name="P3"><text:span text:style-name="T1">对公告进行分类设</text:span><text:span text:style-name="T1">置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36.6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36.6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36.63cm">
            <draw:text-box>
              <text:p text:style-name="P3"><text:span text:style-name="T1">活动公告</text:span></text:p>
            </draw:text-box>
          </draw:frame>
        </draw:g>
        <draw:g>
          <draw:g>
            <draw:polygon draw:style-name="gr1" draw:text-style-name="P1" draw:layer="layout" svg:width="2.5cm" svg:height="1.5cm" svg:x="5.5cm" svg:y="36.63cm" svg:viewBox="0 0 2501 1501" draw:points="0,1501 2501,1501 2501,0 0,0">
              <text:p/>
            </draw:polygon>
            <draw:polygon draw:style-name="gr2" draw:text-style-name="P2" draw:layer="layout" svg:width="2.5cm" svg:height="1.5cm" svg:x="5.5cm" svg:y="36.6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5.5cm" svg:y="36.63cm">
            <draw:text-box>
              <text:p text:style-name="P3"><text:span text:style-name="T1">公司公告</text:span></text:p>
            </draw:text-box>
          </draw:frame>
        </draw:g>
        <draw:g>
          <draw:g>
            <draw:polygon draw:style-name="gr1" draw:text-style-name="P1" draw:layer="layout" svg:width="2.5cm" svg:height="1.5cm" svg:x="1.75cm" svg:y="36.63cm" svg:viewBox="0 0 2501 1501" draw:points="0,1501 2501,1501 2501,0 0,0">
              <text:p/>
            </draw:polygon>
            <draw:polygon draw:style-name="gr2" draw:text-style-name="P2" draw:layer="layout" svg:width="2.5cm" svg:height="1.5cm" svg:x="1.75cm" svg:y="36.6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.75cm" svg:y="36.63cm">
            <draw:text-box>
              <text:p text:style-name="P3"><text:span text:style-name="T1">个人消息</text:span></text:p>
            </draw:text-box>
          </draw:frame>
        </draw:g>
        <draw:g>
          <draw:g>
            <draw:polygon draw:style-name="gr1" draw:text-style-name="P1" draw:layer="layout" svg:width="2.5cm" svg:height="1.5cm" svg:x="13cm" svg:y="36.63cm" svg:viewBox="0 0 2501 1501" draw:points="0,1501 2501,1501 2501,0 0,0">
              <text:p/>
            </draw:polygon>
            <draw:polygon draw:style-name="gr2" draw:text-style-name="P2" draw:layer="layout" svg:width="2.5cm" svg:height="1.5cm" svg:x="13cm" svg:y="36.6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3cm" svg:y="36.63cm">
            <draw:text-box>
              <text:p text:style-name="P3"><text:span text:style-name="T1">请假公告</text:span></text:p>
            </draw:text-box>
          </draw:frame>
        </draw:g>
        <draw:g>
          <draw:g>
            <draw:polygon draw:style-name="gr1" draw:text-style-name="P1" draw:layer="layout" svg:width="2.5cm" svg:height="1.5cm" svg:x="16.75cm" svg:y="36.63cm" svg:viewBox="0 0 2501 1501" draw:points="0,1501 2501,1501 2501,0 0,0">
              <text:p/>
            </draw:polygon>
            <draw:polygon draw:style-name="gr2" draw:text-style-name="P2" draw:layer="layout" svg:width="2.5cm" svg:height="1.5cm" svg:x="16.75cm" svg:y="36.6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16.75cm" svg:y="36.63cm">
            <draw:text-box>
              <text:p text:style-name="P3"><text:span text:style-name="T1">部门</text:span><text:span text:style-name="T1">/</text:span><text:span text:style-name="T1">项目组公告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39.88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39.8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39.88cm">
            <draw:text-box>
              <text:p text:style-name="P3"><text:span text:style-name="T1">根据公告的内容选择公告分类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43.1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43.1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43.13cm">
            <draw:text-box>
              <text:p text:style-name="P3"><text:span text:style-name="T1">发送公告人员填写标题、作者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46.38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46.3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46.38cm">
            <draw:text-box>
              <text:p text:style-name="P3"><text:span text:style-name="T1">勾选是否必读、是否发送邮件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49.6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49.63cm" svg:viewBox="0 0 2501 1501" draw:points="0,1501 2501,1501 2501,0 0,0">
              <text:p/>
            </draw:polygon>
          </draw:g>
          <draw:frame draw:style-name="gr3" draw:text-style-name="P2" draw:layer="layout" svg:width="2.5cm" svg:height="2.087cm" svg:x="9.25cm" svg:y="49.337cm">
            <draw:text-box>
              <text:p text:style-name="P3"><text:span text:style-name="T1">勾选发送邮件后，可选择个别发送对象</text:span><text:span text:style-name="T1">or</text:span><text:span text:style-name="T1">是否全部发送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52.88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52.8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52.88cm">
            <draw:text-box>
              <text:p text:style-name="P3"><text:span text:style-name="T1">编写公告的内容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56.1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56.1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56.13cm">
            <draw:text-box>
              <text:p text:style-name="P3"><text:span text:style-name="T1">编写完成，点击发送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59.38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59.38cm" svg:viewBox="0 0 2501 1501" draw:points="0,1501 2501,1501 2501,0 0,0">
              <text:p/>
            </draw:polygon>
          </draw:g>
          <draw:frame draw:style-name="gr3" draw:text-style-name="P2" draw:layer="layout" svg:width="2.5cm" svg:height="1.58cm" svg:x="9.25cm" svg:y="59.34cm">
            <draw:text-box>
              <text:p text:style-name="P3"><text:span text:style-name="T1">被发送对象在个人邮箱</text:span><text:span text:style-name="T1">or</text:span><text:span text:style-name="T1">系统上的分类可看到该公告</text:span></text:p>
            </draw:text-box>
          </draw:frame>
        </draw:g>
        <draw:g>
          <draw:g>
            <draw:path draw:style-name="gr1" draw:text-style-name="P1" draw:layer="layout" svg:width="2.5cm" svg:height="1cm" svg:x="9.25cm" svg:y="72.13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2" draw:text-style-name="P2" draw:layer="layout" svg:width="2.5cm" svg:height="1cm" svg:x="9.25cm" svg:y="72.13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4" draw:text-style-name="P2" draw:layer="layout" svg:width="2.5cm" svg:height="1cm" svg:x="9.25cm" svg:y="72.13cm">
            <draw:text-box>
              <text:p text:style-name="P3"><text:span text:style-name="T1">结束</text:span></text:p>
            </draw:text-box>
          </draw:frame>
        </draw:g>
        <draw:polyline draw:style-name="gr5" draw:text-style-name="P2" draw:layer="layout" svg:width="0cm" svg:height="1.599cm" svg:x="10.5cm" svg:y="28.33cm" svg:viewBox="0 0 0 1600" draw:points="0,0 0,800 0,1600">
          <text:p/>
        </draw:polyline>
        <draw:polyline draw:style-name="gr5" draw:text-style-name="P2" draw:layer="layout" svg:width="0cm" svg:height="2.098cm" svg:x="10.5cm" svg:y="34.53cm" svg:viewBox="0 0 0 2099" draw:points="0,0 0,1049 0,2099">
          <text:p/>
        </draw:polyline>
        <draw:path draw:style-name="gr5" draw:text-style-name="P2" draw:layer="layout" svg:width="3.75cm" svg:height="2.1cm" svg:x="6.75cm" svg:y="34.53cm" svg:viewBox="0 0 3751 2101" svg:d="M3751 0v900c0 100-50 150-150 150h-1726-1726c-99 0-149 50-149 150v901">
          <text:p/>
        </draw:path>
        <draw:path draw:style-name="gr5" draw:text-style-name="P2" draw:layer="layout" svg:width="7.5cm" svg:height="2.1cm" svg:x="3cm" svg:y="34.53cm" svg:viewBox="0 0 7501 2101" svg:d="M7501 0v900c0 100-50 150-150 150h-3602-3600c-99 0-149 50-149 150v901">
          <text:p/>
        </draw:path>
        <draw:path draw:style-name="gr5" draw:text-style-name="P2" draw:layer="layout" svg:width="3.75cm" svg:height="2.1cm" svg:x="10.5cm" svg:y="34.53cm" svg:viewBox="0 0 3751 2101" svg:d="M0 0v900c0 100 50 150 149 150h1727 1725c100 0 150 50 150 150v901">
          <text:p/>
        </draw:path>
        <draw:path draw:style-name="gr5" draw:text-style-name="P2" draw:layer="layout" svg:width="7.5cm" svg:height="2.1cm" svg:x="10.5cm" svg:y="34.53cm" svg:viewBox="0 0 7501 2101" svg:d="M0 0v900c0 100 50 150 149 150h3602 3600c100 0 150 50 150 150v901">
          <text:p/>
        </draw:path>
        <draw:polyline draw:style-name="gr5" draw:text-style-name="P2" draw:layer="layout" svg:width="0cm" svg:height="1.748cm" svg:x="10.5cm" svg:y="38.13cm" svg:viewBox="0 0 0 1749" draw:points="0,0 0,874 0,1749">
          <text:p/>
        </draw:polyline>
        <draw:path draw:style-name="gr5" draw:text-style-name="P2" draw:layer="layout" svg:width="3.75cm" svg:height="1.75cm" svg:x="6.75cm" svg:y="38.13cm" svg:viewBox="0 0 3751 1751" svg:d="M0 0v725c0 100 50 150 149 150h1726 1726c100 0 150 50 150 151v725">
          <text:p/>
        </draw:path>
        <draw:path draw:style-name="gr5" draw:text-style-name="P2" draw:layer="layout" svg:width="7.5cm" svg:height="1.75cm" svg:x="3cm" svg:y="38.13cm" svg:viewBox="0 0 7501 1751" svg:d="M0 0v725c0 100 50 150 149 150h3602 3600c100 0 150 50 150 151v725">
          <text:p/>
        </draw:path>
        <draw:path draw:style-name="gr5" draw:text-style-name="P2" draw:layer="layout" svg:width="3.75cm" svg:height="1.75cm" svg:x="10.5cm" svg:y="38.13cm" svg:viewBox="0 0 3751 1751" svg:d="M3751 0v725c0 100-50 150-150 150h-1725-1727c-99 0-149 50-149 151v725">
          <text:p/>
        </draw:path>
        <draw:path draw:style-name="gr5" draw:text-style-name="P2" draw:layer="layout" svg:width="7.5cm" svg:height="1.75cm" svg:x="10.5cm" svg:y="38.13cm" svg:viewBox="0 0 7501 1751" svg:d="M7501 0v725c0 100-50 150-150 150h-3600-3602c-99 0-149 50-149 151v725">
          <text:p/>
        </draw:path>
        <draw:line draw:style-name="gr5" draw:text-style-name="P2" draw:layer="layout" svg:x1="10.5cm" svg:y1="41.38cm" svg:x2="10.5cm" svg:y2="43.129cm">
          <text:p/>
        </draw:line>
        <draw:line draw:style-name="gr5" draw:text-style-name="P2" draw:layer="layout" svg:x1="10.5cm" svg:y1="44.63cm" svg:x2="10.5cm" svg:y2="46.38cm">
          <text:p/>
        </draw:line>
        <draw:line draw:style-name="gr5" draw:text-style-name="P2" draw:layer="layout" svg:x1="10.5cm" svg:y1="47.88cm" svg:x2="10.5cm" svg:y2="49.629cm">
          <text:p/>
        </draw:line>
        <draw:line draw:style-name="gr5" draw:text-style-name="P2" draw:layer="layout" svg:x1="10.5cm" svg:y1="51.13cm" svg:x2="10.5cm" svg:y2="52.879cm">
          <text:p/>
        </draw:line>
        <draw:line draw:style-name="gr5" draw:text-style-name="P2" draw:layer="layout" svg:x1="10.5cm" svg:y1="54.38cm" svg:x2="10.5cm" svg:y2="56.129cm">
          <text:p/>
        </draw:line>
        <draw:line draw:style-name="gr5" draw:text-style-name="P2" draw:layer="layout" svg:x1="10.5cm" svg:y1="57.63cm" svg:x2="10.5cm" svg:y2="59.379cm">
          <text:p/>
        </draw:line>
        <draw:line draw:style-name="gr5" draw:text-style-name="P2" draw:layer="layout" svg:x1="10.5cm" svg:y1="60.88cm" svg:x2="10.5cm" svg:y2="62.629cm">
          <text:p/>
        </draw:line>
        <draw:line draw:style-name="gr5" draw:text-style-name="P2" draw:layer="layout" svg:x1="10.5cm" svg:y1="64.13cm" svg:x2="10.5cm" svg:y2="65.879cm">
          <text:p/>
        </draw:line>
        <draw:g>
          <draw:g>
            <draw:polygon draw:style-name="gr1" draw:text-style-name="P1" draw:layer="layout" svg:width="2.5cm" svg:height="1.5cm" svg:x="9.25cm" svg:y="62.6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62.63cm" svg:viewBox="0 0 2501 1501" draw:points="0,1501 2501,1501 2501,0 0,0">
              <text:p/>
            </draw:polygon>
          </draw:g>
          <draw:frame draw:style-name="gr3" draw:text-style-name="P2" draw:layer="layout" svg:width="2.5cm" svg:height="2.087cm" svg:x="9.25cm" svg:y="62.337cm">
            <draw:text-box>
              <text:p text:style-name="P3"><text:span text:style-name="T1">根据设置的编号规则，系统自动生成每条公告的特定编号</text:span></text:p>
            </draw:text-box>
          </draw:frame>
        </draw:g>
        <draw:line draw:style-name="gr5" draw:text-style-name="P2" draw:layer="layout" svg:x1="10.5cm" svg:y1="70.63cm" svg:x2="10.5cm" svg:y2="72.129cm">
          <text:p/>
        </draw:line>
        <draw:g>
          <draw:g>
            <draw:polygon draw:style-name="gr1" draw:text-style-name="P1" draw:layer="layout" svg:width="2.5cm" svg:height="1.5cm" svg:x="9.25cm" svg:y="69.1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69.13cm" svg:viewBox="0 0 2501 1501" draw:points="0,1501 2501,1501 2501,0 0,0">
              <text:p/>
            </draw:polygon>
          </draw:g>
          <draw:frame draw:style-name="gr3" draw:text-style-name="P2" draw:layer="layout" svg:width="2.5cm" svg:height="2.087cm" svg:x="9.25cm" svg:y="68.837cm">
            <draw:text-box>
              <text:p text:style-name="P3"><text:span text:style-name="T1">全体人员可通过编号、分类、作者、发布日期等搜索公告记录</text:span></text:p>
            </draw:text-box>
          </draw:frame>
        </draw:g>
        <draw:polyline draw:style-name="gr5" draw:text-style-name="P2" draw:layer="layout" svg:width="0cm" svg:height="1.598cm" svg:x="10.5cm" svg:y="31.43cm" svg:viewBox="0 0 0 1599" draw:points="0,0 0,799 0,1599">
          <text:p/>
        </draw:polyline>
        <draw:g>
          <draw:g>
            <draw:polygon draw:style-name="gr1" draw:text-style-name="P1" draw:layer="layout" svg:width="2.5cm" svg:height="1.5cm" svg:x="9.25cm" svg:y="29.9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29.9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29.93cm">
            <draw:text-box>
              <text:p text:style-name="P3"><text:span text:style-name="T1">设置编号规则</text:span></text:p>
            </draw:text-box>
          </draw:frame>
        </draw:g>
        <draw:g>
          <draw:g>
            <draw:polygon draw:style-name="gr1" draw:text-style-name="P1" draw:layer="layout" svg:width="2.5cm" svg:height="1.5cm" svg:x="9.25cm" svg:y="23.73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23.73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23.73cm">
            <draw:text-box>
              <text:p text:style-name="P3"><text:span text:style-name="T1">公告</text:span></text:p>
            </draw:text-box>
          </draw:frame>
        </draw:g>
        <draw:line draw:style-name="gr5" draw:text-style-name="P2" draw:layer="layout" svg:x1="10.5cm" svg:y1="25.23cm" svg:x2="10.5cm" svg:y2="26.83cm">
          <text:p/>
        </draw:line>
        <draw:line draw:style-name="gr5" draw:text-style-name="P2" draw:layer="layout" svg:x1="10.5cm" svg:y1="67.38cm" svg:x2="10.5cm" svg:y2="69.129cm">
          <text:p/>
        </draw:line>
        <draw:g>
          <draw:g>
            <draw:polygon draw:style-name="gr1" draw:text-style-name="P1" draw:layer="layout" svg:width="2.5cm" svg:height="1.5cm" svg:x="9.25cm" svg:y="65.88cm" svg:viewBox="0 0 2501 1501" draw:points="0,1501 2501,1501 2501,0 0,0">
              <text:p/>
            </draw:polygon>
            <draw:polygon draw:style-name="gr2" draw:text-style-name="P2" draw:layer="layout" svg:width="2.5cm" svg:height="1.5cm" svg:x="9.25cm" svg:y="65.88cm" svg:viewBox="0 0 2501 1501" draw:points="0,1501 2501,1501 2501,0 0,0">
              <text:p/>
            </draw:polygon>
          </draw:g>
          <draw:frame draw:style-name="gr3" draw:text-style-name="P2" draw:layer="layout" svg:width="2.5cm" svg:height="1.5cm" svg:x="9.25cm" svg:y="65.88cm">
            <draw:text-box>
              <text:p text:style-name="P3"><text:span text:style-name="T1">发送的公告记录在列表中生成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/>
    <style:font-face style:name="Liberation Sans1" svg:font-family="'Liberation Sans'" style:font-pitch="variable"/>
    <style:font-face style:name="Lohit Devanagari1" svg:font-family="'Lohit Devanagari'" style:font-pitch="variable"/>
    <style:font-face style:name="宋体" svg:font-family="宋体" style:font-pitch="variable"/>
    <style:font-face style:name="微软雅黑1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86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7T09:13:58Z</dc:date>
    <meta:creation-date>2017-07-07T09:13:58Z</meta:creation-date>
    <meta:generator>LibreOffice/5.1.6.2.0$Linux_X86_64 LibreOffice_project/10$Build-2</meta:generator>
    <meta:document-statistic meta:object-count="123"/>
  </office:meta>
</office:document-meta>
</file>